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0ec4" officeooo:paragraph-rsid="001e0e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annaabra1.pythonanywhere.com/admin/" text:style-name="Internet_20_link" text:visited-style-name="Visited_20_Internet_20_Link">http://annaabra1.pythonanywhere.com/admin/</text:a></text:p>
      <text:p text:style-name="P1">annaabra</text:p>
      <text:p text:style-name="P1">anna3an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5:45:22.245751094</meta:creation-date>
    <dc:date>2017-09-16T18:01:15.643496554</dc:date>
    <meta:editing-duration>PT2H5M43S</meta:editing-duration>
    <meta:editing-cycles>1</meta:editing-cycles>
    <meta:document-statistic meta:table-count="0" meta:image-count="0" meta:object-count="0" meta:page-count="1" meta:paragraph-count="3" meta:word-count="3" meta:character-count="59" meta:non-whitespace-character-count="59"/>
    <meta:generator>LibreOffice/5.1.6.2$Linux_x86 LibreOffice_project/10m0$Build-2</meta:generator>
  </office:meta>
</office:document-meta>
</file>